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9.42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9.14mm"/>
    </style:style>
    <style:style style:name="co22" style:family="table-column">
      <style:table-column-properties fo:break-before="auto" style:column-width="39.72mm"/>
    </style:style>
    <style:style style:name="co23" style:family="table-column">
      <style:table-column-properties fo:break-before="auto" style:column-width="51.24mm"/>
    </style:style>
    <style:style style:name="co24" style:family="table-column">
      <style:table-column-properties fo:break-before="auto" style:column-width="49.51mm"/>
    </style:style>
    <style:style style:name="co25" style:family="table-column">
      <style:table-column-properties fo:break-before="auto" style:column-width="68.51mm"/>
    </style:style>
    <style:style style:name="co26" style:family="table-column">
      <style:table-column-properties fo:break-before="auto" style:column-width="73.11mm"/>
    </style:style>
    <style:style style:name="co27" style:family="table-column">
      <style:table-column-properties fo:break-before="auto" style:column-width="52.97mm"/>
    </style:style>
    <style:style style:name="co28" style:family="table-column">
      <style:table-column-properties fo:break-before="auto" style:column-width="5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6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ackground-color="#eeeeee"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4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ackground-color="#dddddd" fo:border="0.74pt solid #000000"/>
    </style:style>
    <style:style style:name="ce26" style:family="table-cell" style:parent-style-name="Default" style:data-style-name="N2">
      <style:table-cell-properties fo:border="0.74pt solid #000000"/>
    </style:style>
    <style:style style:name="ce27" style:family="table-cell" style:parent-style-name="Default" style:data-style-name="N2">
      <style:table-cell-properties fo:background-color="#dddddd" fo:border="0.99pt solid #000000"/>
    </style:style>
    <style:style style:name="ce28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4">
      <style:table-cell-properties fo:border="0.99pt solid #000000"/>
    </style:style>
    <style:style style:name="ce33" style:family="table-cell" style:parent-style-name="Default" style:data-style-name="N113"/>
    <style:style style:name="ce34" style:family="table-cell" style:parent-style-name="Default" style:data-style-name="N113">
      <style:table-cell-properties fo:background-color="#eeeeee" fo:border="0.99pt solid #000000"/>
    </style:style>
    <style:style style:name="ce35" style:family="table-cell" style:parent-style-name="Default" style:data-style-name="N2">
      <style:table-cell-properties fo:background-color="#eeeeee" fo:border="0.99pt solid #0000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1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1" office:value-type="string" calcext:value-type="string">
            <text:p>Yards</text:p>
          </table:table-cell>
          <table:table-cell table:style-name="Default"/>
          <table:table-cell table:style-name="ce27" office:value-type="string" calcext:value-type="string">
            <text:p>Vehicles Per Hour</text:p>
          </table:table-cell>
          <table:table-cell table:style-name="ce12" table:formula="of:=(COUNT([.$I$10:.$I$60])*(60/[.F8])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7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Default"/>
          <table:table-cell table:style-name="ce27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7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2016</text:p>
          </table:table-cell>
          <table:table-cell/>
          <table:table-cell table:style-name="Default"/>
          <table:table-cell table:style-name="ce27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7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Minutes</text:p>
          </table:table-cell>
          <table:table-cell table:style-name="ce12" office:value-type="float" office:value="10" calcext:value-type="float">
            <text:p>10.00</text:p>
          </table:table-cell>
          <table:table-cell table:style-name="ce20" office:value-type="string" calcext:value-type="string">
            <text:p>Right to Left – 1</text:p>
          </table:table-cell>
          <table:table-cell/>
          <table:table-cell table:style-name="ce27" office:value-type="string" calcext:value-type="string">
            <text:p>MinSpeed MPH</text:p>
          </table:table-cell>
          <table:table-cell table:style-name="ce12" table:formula="of:=(MIN([.$I$10:.$I$60]))" office:value-type="float" office:value="10.6534090909091" calcext:value-type="float">
            <text:p>10.65</text:p>
          </table:table-cell>
          <table:table-cell table:style-name="ce27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Left to Right – 0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2" table:formula="of:=([.$F$5]*3600/1760)/(([.E10]-1)/5)" office:value-type="float" office:value="42.6136363636364" calcext:value-type="float">
            <text:p>42.61</text:p>
          </table:table-cell>
          <table:table-cell table:style-name="ce22" table:formula="of:=([.$F$5]*3600/1760)/[.F10]" office:value-type="float" office:value="36.525974025974" calcext:value-type="float">
            <text:p>36.53</text:p>
          </table:table-cell>
          <table:table-cell table:style-name="ce22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1]-1)/5)" office:value-type="float" office:value="13.4569377990431" calcext:value-type="float">
            <text:p>13.46</text:p>
          </table:table-cell>
          <table:table-cell table:style-name="ce23" table:formula="of:=([.$F$5]*3600/1760)/[.F11]" office:value-type="float" office:value="12.7840909090909" calcext:value-type="float">
            <text:p>12.78</text:p>
          </table:table-cell>
          <table:table-cell table:style-name="ce23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2]-1)/5)" office:value-type="float" office:value="36.525974025974" calcext:value-type="float">
            <text:p>36.53</text:p>
          </table:table-cell>
          <table:table-cell table:style-name="ce23" table:formula="of:=([.$F$5]*3600/1760)/[.F12]" office:value-type="float" office:value="31.9602272727273" calcext:value-type="float">
            <text:p>31.96</text:p>
          </table:table-cell>
          <table:table-cell table:style-name="ce23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3]-1)/5)" office:value-type="float" office:value="31.9602272727273" calcext:value-type="float">
            <text:p>31.96</text:p>
          </table:table-cell>
          <table:table-cell table:style-name="ce23" table:formula="of:=([.$F$5]*3600/1760)/[.F13]" office:value-type="float" office:value="28.4090909090909" calcext:value-type="float">
            <text:p>28.41</text:p>
          </table:table-cell>
          <table:table-cell table:style-name="ce23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4]-1)/5)" office:value-type="float" office:value="36.525974025974" calcext:value-type="float">
            <text:p>36.53</text:p>
          </table:table-cell>
          <table:table-cell table:style-name="ce23" table:formula="of:=([.$F$5]*3600/1760)/[.F14]" office:value-type="float" office:value="31.9602272727273" calcext:value-type="float">
            <text:p>31.96</text:p>
          </table:table-cell>
          <table:table-cell table:style-name="ce23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8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5]-1)/5)" office:value-type="float" office:value="11.1166007905138" calcext:value-type="float">
            <text:p>11.12</text:p>
          </table:table-cell>
          <table:table-cell table:style-name="ce23" table:formula="of:=([.$F$5]*3600/1760)/[.F15]" office:value-type="float" office:value="10.6534090909091" calcext:value-type="float">
            <text:p>10.65</text:p>
          </table:table-cell>
          <table:table-cell table:style-name="ce23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6]-1)/5)" office:value-type="float" office:value="31.9602272727273" calcext:value-type="float">
            <text:p>31.96</text:p>
          </table:table-cell>
          <table:table-cell table:style-name="ce23" table:formula="of:=([.$F$5]*3600/1760)/[.F16]" office:value-type="float" office:value="28.4090909090909" calcext:value-type="float">
            <text:p>28.41</text:p>
          </table:table-cell>
          <table:table-cell table:style-name="ce23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7]-1)/5)" office:value-type="float" office:value="36.525974025974" calcext:value-type="float">
            <text:p>36.53</text:p>
          </table:table-cell>
          <table:table-cell table:style-name="ce23" table:formula="of:=([.$F$5]*3600/1760)/[.F17]" office:value-type="float" office:value="31.9602272727273" calcext:value-type="float">
            <text:p>31.96</text:p>
          </table:table-cell>
          <table:table-cell table:style-name="ce23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18]-1)/5)" office:value-type="float" office:value="23.2438016528926" calcext:value-type="float">
            <text:p>23.24</text:p>
          </table:table-cell>
          <table:table-cell table:style-name="ce23" table:formula="of:=([.$F$5]*3600/1760)/[.F18]" office:value-type="float" office:value="21.3068181818182" calcext:value-type="float">
            <text:p>21.31</text:p>
          </table:table-cell>
          <table:table-cell table:style-name="ce23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19]-1)/5)" office:value-type="float" office:value="36.525974025974" calcext:value-type="float">
            <text:p>36.53</text:p>
          </table:table-cell>
          <table:table-cell table:style-name="ce23" table:formula="of:=([.$F$5]*3600/1760)/[.F19]" office:value-type="float" office:value="31.9602272727273" calcext:value-type="float">
            <text:p>31.96</text:p>
          </table:table-cell>
          <table:table-cell table:style-name="ce23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0]-1)/5)" office:value-type="float" office:value="31.9602272727273" calcext:value-type="float">
            <text:p>31.96</text:p>
          </table:table-cell>
          <table:table-cell table:style-name="ce23" table:formula="of:=([.$F$5]*3600/1760)/[.F20]" office:value-type="float" office:value="28.4090909090909" calcext:value-type="float">
            <text:p>28.41</text:p>
          </table:table-cell>
          <table:table-cell table:style-name="ce23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1]-1)/5)" office:value-type="float" office:value="36.525974025974" calcext:value-type="float">
            <text:p>36.53</text:p>
          </table:table-cell>
          <table:table-cell table:style-name="ce23" table:formula="of:=([.$F$5]*3600/1760)/[.F21]" office:value-type="float" office:value="31.9602272727273" calcext:value-type="float">
            <text:p>31.96</text:p>
          </table:table-cell>
          <table:table-cell table:style-name="ce23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2]-1)/5)" office:value-type="float" office:value="31.9602272727273" calcext:value-type="float">
            <text:p>31.96</text:p>
          </table:table-cell>
          <table:table-cell table:style-name="ce23" table:formula="of:=([.$F$5]*3600/1760)/[.F22]" office:value-type="float" office:value="28.4090909090909" calcext:value-type="float">
            <text:p>28.41</text:p>
          </table:table-cell>
          <table:table-cell table:style-name="ce23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3]-1)/5)" office:value-type="float" office:value="42.6136363636364" calcext:value-type="float">
            <text:p>42.61</text:p>
          </table:table-cell>
          <table:table-cell table:style-name="ce23" table:formula="of:=([.$F$5]*3600/1760)/[.F23]" office:value-type="float" office:value="36.525974025974" calcext:value-type="float">
            <text:p>36.53</text:p>
          </table:table-cell>
          <table:table-cell table:style-name="ce23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4]-1)/5)" office:value-type="float" office:value="28.4090909090909" calcext:value-type="float">
            <text:p>28.41</text:p>
          </table:table-cell>
          <table:table-cell table:style-name="ce23" table:formula="of:=([.$F$5]*3600/1760)/[.F24]" office:value-type="float" office:value="25.5681818181818" calcext:value-type="float">
            <text:p>25.57</text:p>
          </table:table-cell>
          <table:table-cell table:style-name="ce23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5]-1)/5)" office:value-type="float" office:value="63.9204545454545" calcext:value-type="float">
            <text:p>63.92</text:p>
          </table:table-cell>
          <table:table-cell table:style-name="ce23" table:formula="of:=([.$F$5]*3600/1760)/[.F25]" office:value-type="float" office:value="51.1363636363636" calcext:value-type="float">
            <text:p>51.14</text:p>
          </table:table-cell>
          <table:table-cell table:style-name="ce23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6]-1)/5)" office:value-type="float" office:value="28.4090909090909" calcext:value-type="float">
            <text:p>28.41</text:p>
          </table:table-cell>
          <table:table-cell table:style-name="ce23" table:formula="of:=([.$F$5]*3600/1760)/[.F26]" office:value-type="float" office:value="25.5681818181818" calcext:value-type="float">
            <text:p>25.57</text:p>
          </table:table-cell>
          <table:table-cell table:style-name="ce23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27]-1)/5)" office:value-type="float" office:value="31.9602272727273" calcext:value-type="float">
            <text:p>31.96</text:p>
          </table:table-cell>
          <table:table-cell table:style-name="ce23" table:formula="of:=([.$F$5]*3600/1760)/[.F27]" office:value-type="float" office:value="28.4090909090909" calcext:value-type="float">
            <text:p>28.41</text:p>
          </table:table-cell>
          <table:table-cell table:style-name="ce23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8]-1)/5)" office:value-type="float" office:value="31.9602272727273" calcext:value-type="float">
            <text:p>31.96</text:p>
          </table:table-cell>
          <table:table-cell table:style-name="ce23" table:formula="of:=([.$F$5]*3600/1760)/[.F28]" office:value-type="float" office:value="28.4090909090909" calcext:value-type="float">
            <text:p>28.41</text:p>
          </table:table-cell>
          <table:table-cell table:style-name="ce23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29]-1)/5)" office:value-type="float" office:value="42.6136363636364" calcext:value-type="float">
            <text:p>42.61</text:p>
          </table:table-cell>
          <table:table-cell table:style-name="ce23" table:formula="of:=([.$F$5]*3600/1760)/[.F29]" office:value-type="float" office:value="36.525974025974" calcext:value-type="float">
            <text:p>36.53</text:p>
          </table:table-cell>
          <table:table-cell table:style-name="ce23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0]-1)/5)" office:value-type="float" office:value="36.525974025974" calcext:value-type="float">
            <text:p>36.53</text:p>
          </table:table-cell>
          <table:table-cell table:style-name="ce23" table:formula="of:=([.$F$5]*3600/1760)/[.F30]" office:value-type="float" office:value="31.9602272727273" calcext:value-type="float">
            <text:p>31.96</text:p>
          </table:table-cell>
          <table:table-cell table:style-name="ce23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1]-1)/5)" office:value-type="float" office:value="31.9602272727273" calcext:value-type="float">
            <text:p>31.96</text:p>
          </table:table-cell>
          <table:table-cell table:style-name="ce23" table:formula="of:=([.$F$5]*3600/1760)/[.F31]" office:value-type="float" office:value="28.4090909090909" calcext:value-type="float">
            <text:p>28.41</text:p>
          </table:table-cell>
          <table:table-cell table:style-name="ce23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2]-1)/5)" office:value-type="float" office:value="42.6136363636364" calcext:value-type="float">
            <text:p>42.61</text:p>
          </table:table-cell>
          <table:table-cell table:style-name="ce23" table:formula="of:=([.$F$5]*3600/1760)/[.F32]" office:value-type="float" office:value="36.525974025974" calcext:value-type="float">
            <text:p>36.53</text:p>
          </table:table-cell>
          <table:table-cell table:style-name="ce23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3]-1)/5)" office:value-type="float" office:value="51.1363636363636" calcext:value-type="float">
            <text:p>51.14</text:p>
          </table:table-cell>
          <table:table-cell table:style-name="ce23" table:formula="of:=([.$F$5]*3600/1760)/[.F33]" office:value-type="float" office:value="42.6136363636364" calcext:value-type="float">
            <text:p>42.61</text:p>
          </table:table-cell>
          <table:table-cell table:style-name="ce23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4]-1)/5)" office:value-type="float" office:value="42.6136363636364" calcext:value-type="float">
            <text:p>42.61</text:p>
          </table:table-cell>
          <table:table-cell table:style-name="ce23" table:formula="of:=([.$F$5]*3600/1760)/[.F34]" office:value-type="float" office:value="36.525974025974" calcext:value-type="float">
            <text:p>36.53</text:p>
          </table:table-cell>
          <table:table-cell table:style-name="ce23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5]-1)/5)" office:value-type="float" office:value="28.4090909090909" calcext:value-type="float">
            <text:p>28.41</text:p>
          </table:table-cell>
          <table:table-cell table:style-name="ce23" table:formula="of:=([.$F$5]*3600/1760)/[.F35]" office:value-type="float" office:value="25.5681818181818" calcext:value-type="float">
            <text:p>25.57</text:p>
          </table:table-cell>
          <table:table-cell table:style-name="ce23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6]-1)/5)" office:value-type="float" office:value="28.4090909090909" calcext:value-type="float">
            <text:p>28.41</text:p>
          </table:table-cell>
          <table:table-cell table:style-name="ce23" table:formula="of:=([.$F$5]*3600/1760)/[.F36]" office:value-type="float" office:value="25.5681818181818" calcext:value-type="float">
            <text:p>25.57</text:p>
          </table:table-cell>
          <table:table-cell table:style-name="ce23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37]-1)/5)" office:value-type="float" office:value="25.5681818181818" calcext:value-type="float">
            <text:p>25.57</text:p>
          </table:table-cell>
          <table:table-cell table:style-name="ce23" table:formula="of:=([.$F$5]*3600/1760)/[.F37]" office:value-type="float" office:value="23.2438016528926" calcext:value-type="float">
            <text:p>23.24</text:p>
          </table:table-cell>
          <table:table-cell table:style-name="ce23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8]-1)/5)" office:value-type="float" office:value="31.9602272727273" calcext:value-type="float">
            <text:p>31.96</text:p>
          </table:table-cell>
          <table:table-cell table:style-name="ce23" table:formula="of:=([.$F$5]*3600/1760)/[.F38]" office:value-type="float" office:value="28.4090909090909" calcext:value-type="float">
            <text:p>28.41</text:p>
          </table:table-cell>
          <table:table-cell table:style-name="ce23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39]-1)/5)" office:value-type="float" office:value="31.9602272727273" calcext:value-type="float">
            <text:p>31.96</text:p>
          </table:table-cell>
          <table:table-cell table:style-name="ce23" table:formula="of:=([.$F$5]*3600/1760)/[.F39]" office:value-type="float" office:value="28.4090909090909" calcext:value-type="float">
            <text:p>28.41</text:p>
          </table:table-cell>
          <table:table-cell table:style-name="ce23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0]-1)/5)" office:value-type="float" office:value="28.4090909090909" calcext:value-type="float">
            <text:p>28.41</text:p>
          </table:table-cell>
          <table:table-cell table:style-name="ce23" table:formula="of:=([.$F$5]*3600/1760)/[.F40]" office:value-type="float" office:value="25.5681818181818" calcext:value-type="float">
            <text:p>25.57</text:p>
          </table:table-cell>
          <table:table-cell table:style-name="ce23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1]-1)/5)" office:value-type="float" office:value="36.525974025974" calcext:value-type="float">
            <text:p>36.53</text:p>
          </table:table-cell>
          <table:table-cell table:style-name="ce23" table:formula="of:=([.$F$5]*3600/1760)/[.F41]" office:value-type="float" office:value="31.9602272727273" calcext:value-type="float">
            <text:p>31.96</text:p>
          </table:table-cell>
          <table:table-cell table:style-name="ce23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2]-1)/5)" office:value-type="float" office:value="31.9602272727273" calcext:value-type="float">
            <text:p>31.96</text:p>
          </table:table-cell>
          <table:table-cell table:style-name="ce23" table:formula="of:=([.$F$5]*3600/1760)/[.F42]" office:value-type="float" office:value="28.4090909090909" calcext:value-type="float">
            <text:p>28.41</text:p>
          </table:table-cell>
          <table:table-cell table:style-name="ce23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3]-1)/5)" office:value-type="float" office:value="31.9602272727273" calcext:value-type="float">
            <text:p>31.96</text:p>
          </table:table-cell>
          <table:table-cell table:style-name="ce23" table:formula="of:=([.$F$5]*3600/1760)/[.F43]" office:value-type="float" office:value="28.4090909090909" calcext:value-type="float">
            <text:p>28.41</text:p>
          </table:table-cell>
          <table:table-cell table:style-name="ce23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4]-1)/5)" office:value-type="float" office:value="36.525974025974" calcext:value-type="float">
            <text:p>36.53</text:p>
          </table:table-cell>
          <table:table-cell table:style-name="ce23" table:formula="of:=([.$F$5]*3600/1760)/[.F44]" office:value-type="float" office:value="31.9602272727273" calcext:value-type="float">
            <text:p>31.96</text:p>
          </table:table-cell>
          <table:table-cell table:style-name="ce23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5]-1)/5)" office:value-type="float" office:value="31.9602272727273" calcext:value-type="float">
            <text:p>31.96</text:p>
          </table:table-cell>
          <table:table-cell table:style-name="ce23" table:formula="of:=([.$F$5]*3600/1760)/[.F45]" office:value-type="float" office:value="28.4090909090909" calcext:value-type="float">
            <text:p>28.41</text:p>
          </table:table-cell>
          <table:table-cell table:style-name="ce23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46]-1)/5)" office:value-type="float" office:value="36.525974025974" calcext:value-type="float">
            <text:p>36.53</text:p>
          </table:table-cell>
          <table:table-cell table:style-name="ce23" table:formula="of:=([.$F$5]*3600/1760)/[.F46]" office:value-type="float" office:value="31.9602272727273" calcext:value-type="float">
            <text:p>31.96</text:p>
          </table:table-cell>
          <table:table-cell table:style-name="ce23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7]-1)/5)" office:value-type="float" office:value="28.4090909090909" calcext:value-type="float">
            <text:p>28.41</text:p>
          </table:table-cell>
          <table:table-cell table:style-name="ce23" table:formula="of:=([.$F$5]*3600/1760)/[.F47]" office:value-type="float" office:value="25.5681818181818" calcext:value-type="float">
            <text:p>25.57</text:p>
          </table:table-cell>
          <table:table-cell table:style-name="ce23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8]-1)/5)" office:value-type="float" office:value="31.9602272727273" calcext:value-type="float">
            <text:p>31.96</text:p>
          </table:table-cell>
          <table:table-cell table:style-name="ce23" table:formula="of:=([.$F$5]*3600/1760)/[.F48]" office:value-type="float" office:value="28.4090909090909" calcext:value-type="float">
            <text:p>28.41</text:p>
          </table:table-cell>
          <table:table-cell table:style-name="ce23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49]-1)/5)" office:value-type="float" office:value="28.4090909090909" calcext:value-type="float">
            <text:p>28.41</text:p>
          </table:table-cell>
          <table:table-cell table:style-name="ce23" table:formula="of:=([.$F$5]*3600/1760)/[.F49]" office:value-type="float" office:value="25.5681818181818" calcext:value-type="float">
            <text:p>25.57</text:p>
          </table:table-cell>
          <table:table-cell table:style-name="ce23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0]-1)/5)" office:value-type="float" office:value="28.4090909090909" calcext:value-type="float">
            <text:p>28.41</text:p>
          </table:table-cell>
          <table:table-cell table:style-name="ce23" table:formula="of:=([.$F$5]*3600/1760)/[.F50]" office:value-type="float" office:value="25.5681818181818" calcext:value-type="float">
            <text:p>25.57</text:p>
          </table:table-cell>
          <table:table-cell table:style-name="ce23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1]-1)/5)" office:value-type="float" office:value="31.9602272727273" calcext:value-type="float">
            <text:p>31.96</text:p>
          </table:table-cell>
          <table:table-cell table:style-name="ce23" table:formula="of:=([.$F$5]*3600/1760)/[.F51]" office:value-type="float" office:value="28.4090909090909" calcext:value-type="float">
            <text:p>28.41</text:p>
          </table:table-cell>
          <table:table-cell table:style-name="ce23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2]-1)/5)" office:value-type="float" office:value="51.1363636363636" calcext:value-type="float">
            <text:p>51.14</text:p>
          </table:table-cell>
          <table:table-cell table:style-name="ce23" table:formula="of:=([.$F$5]*3600/1760)/[.F52]" office:value-type="float" office:value="42.6136363636364" calcext:value-type="float">
            <text:p>42.61</text:p>
          </table:table-cell>
          <table:table-cell table:style-name="ce23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3]-1)/5)" office:value-type="float" office:value="31.9602272727273" calcext:value-type="float">
            <text:p>31.96</text:p>
          </table:table-cell>
          <table:table-cell table:style-name="ce23" table:formula="of:=([.$F$5]*3600/1760)/[.F53]" office:value-type="float" office:value="28.4090909090909" calcext:value-type="float">
            <text:p>28.41</text:p>
          </table:table-cell>
          <table:table-cell table:style-name="ce23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4]-1)/5)" office:value-type="float" office:value="28.4090909090909" calcext:value-type="float">
            <text:p>28.41</text:p>
          </table:table-cell>
          <table:table-cell table:style-name="ce23" table:formula="of:=([.$F$5]*3600/1760)/[.F54]" office:value-type="float" office:value="25.5681818181818" calcext:value-type="float">
            <text:p>25.57</text:p>
          </table:table-cell>
          <table:table-cell table:style-name="ce23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5]-1)/5)" office:value-type="float" office:value="31.9602272727273" calcext:value-type="float">
            <text:p>31.96</text:p>
          </table:table-cell>
          <table:table-cell table:style-name="ce23" table:formula="of:=([.$F$5]*3600/1760)/[.F55]" office:value-type="float" office:value="28.4090909090909" calcext:value-type="float">
            <text:p>28.41</text:p>
          </table:table-cell>
          <table:table-cell table:style-name="ce23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6]-1)/5)" office:value-type="float" office:value="28.4090909090909" calcext:value-type="float">
            <text:p>28.41</text:p>
          </table:table-cell>
          <table:table-cell table:style-name="ce23" table:formula="of:=([.$F$5]*3600/1760)/[.F56]" office:value-type="float" office:value="25.5681818181818" calcext:value-type="float">
            <text:p>25.57</text:p>
          </table:table-cell>
          <table:table-cell table:style-name="ce23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3" table:formula="of:=([.$F$5]*3600/1760)/(([.E57]-1)/5)" office:value-type="float" office:value="21.3068181818182" calcext:value-type="float">
            <text:p>21.31</text:p>
          </table:table-cell>
          <table:table-cell table:style-name="ce23" table:formula="of:=([.$F$5]*3600/1760)/[.F57]" office:value-type="float" office:value="19.6678321678322" calcext:value-type="float">
            <text:p>19.67</text:p>
          </table:table-cell>
          <table:table-cell table:style-name="ce23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8]-1)/5)" office:value-type="float" office:value="28.4090909090909" calcext:value-type="float">
            <text:p>28.41</text:p>
          </table:table-cell>
          <table:table-cell table:style-name="ce23" table:formula="of:=([.$F$5]*3600/1760)/[.F58]" office:value-type="float" office:value="25.5681818181818" calcext:value-type="float">
            <text:p>25.57</text:p>
          </table:table-cell>
          <table:table-cell table:style-name="ce23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3" table:formula="of:=([.$F$5]*3600/1760)/(([.E59]-1)/5)" office:value-type="float" office:value="28.4090909090909" calcext:value-type="float">
            <text:p>28.41</text:p>
          </table:table-cell>
          <table:table-cell table:style-name="ce23" table:formula="of:=([.$F$5]*3600/1760)/[.F59]" office:value-type="float" office:value="25.5681818181818" calcext:value-type="float">
            <text:p>25.57</text:p>
          </table:table-cell>
          <table:table-cell table:style-name="ce23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29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formula="of:=([.$F$5]*3600/1760)/(([.E60]-1)/5)" office:value-type="float" office:value="36.525974025974" calcext:value-type="float">
            <text:p>36.53</text:p>
          </table:table-cell>
          <table:table-cell table:style-name="ce24" table:formula="of:=([.$F$5]*3600/1760)/[.F60]" office:value-type="float" office:value="31.9602272727273" calcext:value-type="float">
            <text:p>31.96</text:p>
          </table:table-cell>
          <table:table-cell table:style-name="ce24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0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Sample - 10 minutes</text:p>
          </table:table-cell>
          <table:table-cell table:style-name="ce25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6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6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345.3mm" svg:height="190.25mm" svg:x="30.67mm" svg:y="149mm">
            <loext:p draw:notify-on-update-of-ranges="'Manual Count &amp; Calibration'.E10:'Manual Count &amp; Calibration'.E10 'Manual Count &amp; Calibration'.E11:'Manual Count &amp; Calibration'.E33 'Manual Count &amp; Calibration'.F10:'Manual Count &amp; Calibration'.F10 'Manual Count &amp; Calibration'.F11:'Manual Count &amp; Calibration'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45.3mm" svg:height="190.25mm" svg:x="42.54mm" svg:y="456.98mm">
            <loext:p draw:notify-on-update-of-ranges="'Manual Count &amp; Calibration'.E87:'Manual Count &amp; Calibration'.E87 'Manual Count &amp; Calibration'.E88:'Manual Count &amp; Calibration'.E99 'Manual Count &amp; Calibration'.F87:'Manual Count &amp; Calibration'.F87 'Manual Count &amp; Calibration'.F88:'Manual Count &amp; Calibration'.F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4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Calibration</text:p>
          </table:table-cell>
          <table:table-cell table:style-name="ce32" office:value-type="date" office:date-value="2013-11-01" calcext:value-type="date">
            <text:p>2013-11-01</text:p>
          </table:table-cell>
          <table:table-cell/>
          <table:table-cell table:style-name="ce35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37"/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37"/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3"/>
          <table:table-cell table:number-columns-repeated="2"/>
          <table:table-cell table:style-name="ce33" table:formula="of:=SUM([.E9]*2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Manual Count (5 mins Sample)</text:p>
          </table:table-cell>
          <table:table-cell table:style-name="ce20" office:value-type="string" calcext:value-type="string">
            <text:p>Measured with Trigger (5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4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6" table:formula="of:=([.C11]*12)" office:value-type="float" office:value="348" calcext:value-type="float">
            <text:p>348.0</text:p>
          </table:table-cell>
          <table:table-cell table:style-name="ce36" table:formula="of:=([.D11]*12)" office:value-type="float" office:value="156" calcext:value-type="float">
            <text:p>156.0</text:p>
          </table:table-cell>
          <table:table-cell table:style-name="ce8"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36" table:formula="of:=([.C12]*12)" office:value-type="float" office:value="276" calcext:value-type="float">
            <text:p>276.0</text:p>
          </table:table-cell>
          <table:table-cell table:style-name="ce36" table:formula="of:=([.D12]*12)" office:value-type="float" office:value="96" calcext:value-type="float">
            <text:p>96.0</text:p>
          </table:table-cell>
          <table:table-cell table:style-name="ce8"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3" office:value-type="float" office:value="10" calcext:value-type="float">
            <text:p>10</text:p>
          </table:table-cell>
          <table:table-cell table:style-name="ce36" table:formula="of:=([.C13]*12)" office:value-type="float" office:value="480" calcext:value-type="float">
            <text:p>480.0</text:p>
          </table:table-cell>
          <table:table-cell table:style-name="ce36" table:formula="of:=([.D13]*12)" office:value-type="float" office:value="120" calcext:value-type="float">
            <text:p>120.0</text:p>
          </table:table-cell>
          <table:table-cell table:style-name="ce8"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formula="of:=([.C14]*12)" office:value-type="float" office:value="276" calcext:value-type="float">
            <text:p>276.0</text:p>
          </table:table-cell>
          <table:table-cell table:style-name="ce36" table:formula="of:=([.D14]*12)" office:value-type="float" office:value="144" calcext:value-type="float">
            <text:p>144.0</text:p>
          </table:table-cell>
          <table:table-cell table:style-name="ce8"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3" office:value-type="float" office:value="11" calcext:value-type="float">
            <text:p>11</text:p>
          </table:table-cell>
          <table:table-cell table:style-name="ce36" table:formula="of:=([.C15]*12)" office:value-type="float" office:value="480" calcext:value-type="float">
            <text:p>480.0</text:p>
          </table:table-cell>
          <table:table-cell table:style-name="ce36" table:formula="of:=([.D15]*12)" office:value-type="float" office:value="132" calcext:value-type="float">
            <text:p>132.0</text:p>
          </table:table-cell>
          <table:table-cell table:style-name="ce8"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36" table:formula="of:=([.C16]*12)" office:value-type="float" office:value="288" calcext:value-type="float">
            <text:p>288.0</text:p>
          </table:table-cell>
          <table:table-cell table:style-name="ce36" table:formula="of:=([.D16]*12)" office:value-type="float" office:value="96" calcext:value-type="float">
            <text:p>96.0</text:p>
          </table:table-cell>
          <table:table-cell table:style-name="ce8"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36" table:formula="of:=([.C17]*12)" office:value-type="float" office:value="408" calcext:value-type="float">
            <text:p>408.0</text:p>
          </table:table-cell>
          <table:table-cell table:style-name="ce36" table:formula="of:=([.D17]*12)" office:value-type="float" office:value="108" calcext:value-type="float">
            <text:p>108.0</text:p>
          </table:table-cell>
          <table:table-cell table:style-name="ce8"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3" office:value-type="float" office:value="11" calcext:value-type="float">
            <text:p>11</text:p>
          </table:table-cell>
          <table:table-cell table:style-name="ce36" table:formula="of:=([.C18]*12)" office:value-type="float" office:value="576" calcext:value-type="float">
            <text:p>576.0</text:p>
          </table:table-cell>
          <table:table-cell table:style-name="ce36" table:formula="of:=([.D18]*12)" office:value-type="float" office:value="132" calcext:value-type="float">
            <text:p>132.0</text:p>
          </table:table-cell>
          <table:table-cell table:style-name="ce8"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formula="of:=([.C19]*12)" office:value-type="float" office:value="516" calcext:value-type="float">
            <text:p>516.0</text:p>
          </table:table-cell>
          <table:table-cell table:style-name="ce36" table:formula="of:=([.D19]*12)" office:value-type="float" office:value="144" calcext:value-type="float">
            <text:p>144.0</text:p>
          </table:table-cell>
          <table:table-cell table:style-name="ce8"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3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36" table:formula="of:=([.C20]*12)" office:value-type="float" office:value="384" calcext:value-type="float">
            <text:p>384.0</text:p>
          </table:table-cell>
          <table:table-cell table:style-name="ce36" table:formula="of:=([.D20]*12)" office:value-type="float" office:value="84" calcext:value-type="float">
            <text:p>84.0</text:p>
          </table:table-cell>
          <table:table-cell table:style-name="ce8"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36" table:formula="of:=([.C21]*12)" office:value-type="float" office:value="444" calcext:value-type="float">
            <text:p>444.0</text:p>
          </table:table-cell>
          <table:table-cell table:style-name="ce36" table:formula="of:=([.D21]*12)" office:value-type="float" office:value="108" calcext:value-type="float">
            <text:p>108.0</text:p>
          </table:table-cell>
          <table:table-cell table:style-name="ce8"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36" table:formula="of:=([.C22]*12)" office:value-type="float" office:value="480" calcext:value-type="float">
            <text:p>480.0</text:p>
          </table:table-cell>
          <table:table-cell table:style-name="ce36" table:formula="of:=([.D22]*12)" office:value-type="float" office:value="72" calcext:value-type="float">
            <text:p>72.0</text:p>
          </table:table-cell>
          <table:table-cell table:style-name="ce8"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36" table:formula="of:=([.C23]*12)" office:value-type="float" office:value="504" calcext:value-type="float">
            <text:p>504.0</text:p>
          </table:table-cell>
          <table:table-cell table:style-name="ce36" table:formula="of:=([.D23]*12)" office:value-type="float" office:value="84" calcext:value-type="float">
            <text:p>84.0</text:p>
          </table:table-cell>
          <table:table-cell table:style-name="ce8"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6" table:formula="of:=([.C24]*12)" office:value-type="float" office:value="360" calcext:value-type="float">
            <text:p>360.0</text:p>
          </table:table-cell>
          <table:table-cell table:style-name="ce36" table:formula="of:=([.D24]*12)" office:value-type="float" office:value="60" calcext:value-type="float">
            <text:p>60.0</text:p>
          </table:table-cell>
          <table:table-cell table:style-name="ce8"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36" table:formula="of:=([.C25]*12)" office:value-type="float" office:value="396" calcext:value-type="float">
            <text:p>396.0</text:p>
          </table:table-cell>
          <table:table-cell table:style-name="ce36" table:formula="of:=([.D25]*12)" office:value-type="float" office:value="84" calcext:value-type="float">
            <text:p>84.0</text:p>
          </table:table-cell>
          <table:table-cell table:style-name="ce8"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style-name="ce36" table:formula="of:=([.C26]*12)" office:value-type="float" office:value="456" calcext:value-type="float">
            <text:p>456.0</text:p>
          </table:table-cell>
          <table:table-cell table:style-name="ce36" table:formula="of:=([.D26]*12)" office:value-type="float" office:value="84" calcext:value-type="float">
            <text:p>84.0</text:p>
          </table:table-cell>
          <table:table-cell table:style-name="ce8"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6" table:formula="of:=([.C27]*12)" office:value-type="float" office:value="288" calcext:value-type="float">
            <text:p>288.0</text:p>
          </table:table-cell>
          <table:table-cell table:style-name="ce36" table:formula="of:=([.D27]*12)" office:value-type="float" office:value="60" calcext:value-type="float">
            <text:p>60.0</text:p>
          </table:table-cell>
          <table:table-cell table:style-name="ce8"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6" table:formula="of:=([.C28]*12)" office:value-type="float" office:value="360" calcext:value-type="float">
            <text:p>360.0</text:p>
          </table:table-cell>
          <table:table-cell table:style-name="ce36" table:formula="of:=([.D28]*12)" office:value-type="float" office:value="72" calcext:value-type="float">
            <text:p>72.0</text:p>
          </table:table-cell>
          <table:table-cell table:style-name="ce8"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6" table:formula="of:=([.C29]*12)" office:value-type="float" office:value="516" calcext:value-type="float">
            <text:p>516.0</text:p>
          </table:table-cell>
          <table:table-cell table:style-name="ce36" table:formula="of:=([.D29]*12)" office:value-type="float" office:value="96" calcext:value-type="float">
            <text:p>96.0</text:p>
          </table:table-cell>
          <table:table-cell table:style-name="ce8"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36" table:formula="of:=([.C30]*12)" office:value-type="float" office:value="288" calcext:value-type="float">
            <text:p>288.0</text:p>
          </table:table-cell>
          <table:table-cell table:style-name="ce36" table:formula="of:=([.D30]*12)" office:value-type="float" office:value="72" calcext:value-type="float">
            <text:p>72.0</text:p>
          </table:table-cell>
          <table:table-cell table:style-name="ce8"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36" table:formula="of:=([.C31]*12)" office:value-type="float" office:value="408" calcext:value-type="float">
            <text:p>408.0</text:p>
          </table:table-cell>
          <table:table-cell table:style-name="ce36" table:formula="of:=([.D31]*12)" office:value-type="float" office:value="84" calcext:value-type="float">
            <text:p>84.0</text:p>
          </table:table-cell>
          <table:table-cell table:style-name="ce8"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36" table:formula="of:=([.C32]*12)" office:value-type="float" office:value="468" calcext:value-type="float">
            <text:p>468.0</text:p>
          </table:table-cell>
          <table:table-cell table:style-name="ce36" table:formula="of:=([.D32]*12)" office:value-type="float" office:value="84" calcext:value-type="float">
            <text:p>84.0</text:p>
          </table:table-cell>
          <table:table-cell table:style-name="ce8"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36" table:formula="of:=([.C33]*12)" office:value-type="float" office:value="288" calcext:value-type="float">
            <text:p>288.0</text:p>
          </table:table-cell>
          <table:table-cell table:style-name="ce36" table:formula="of:=([.D33]*12)" office:value-type="float" office:value="108" calcext:value-type="float">
            <text:p>108.0</text:p>
          </table:table-cell>
          <table:table-cell table:style-name="ce8" table:formula="of:=[.E33]/[.F33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6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Calibration</text:p>
          </table:table-cell>
          <table:table-cell table:style-name="ce12" table:formula="of:=AVERAGE([.$G$88:.$G$99])" office:value-type="float" office:value="4.21134464950254" calcext:value-type="float">
            <text:p>4.21</text:p>
          </table:table-cell>
          <table:table-cell table:style-name="ce12" table:formula="of:=100*(STDEV([.$G$88:.$G$99])/[.F79])" office:value-type="float" office:value="27.3727615714775" calcext:value-type="float">
            <text:p>27.37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Maximum Calibration</text:p>
          </table:table-cell>
          <table:table-cell table:style-name="ce12" table:formula="of:=MAX([.$G$88:.$G$99])" office:value-type="float" office:value="6" calcext:value-type="float">
            <text:p>6.00</text:p>
          </table:table-cell>
          <table:table-cell table:style-name="ce37"/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Minimum Calibration</text:p>
          </table:table-cell>
          <table:table-cell table:style-name="ce12" table:formula="of:=MIN([.$G$88:.$G$99])" office:value-type="float" office:value="2.47619047619048" calcext:value-type="float">
            <text:p>2.48</text:p>
          </table:table-cell>
          <table:table-cell table:style-name="ce37"/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Vehicles Per Hour (Manual)</text:p>
          </table:table-cell>
          <table:table-cell table:style-name="ce12" table:formula="of:=AVERAGE([.$E$88:.$E$99])" office:value-type="float" office:value="399" calcext:value-type="float">
            <text:p>399.00</text:p>
          </table:table-cell>
          <table:table-cell table:style-name="ce12" table:formula="of:=100*(STDEV([.$E$88:.$E$99])/[.F82])" office:value-type="float" office:value="15.9851816732852" calcext:value-type="float">
            <text:p>15.99</text:p>
          </table:table-cell>
          <table:table-cell/>
        </table:table-row>
        <table:table-row table:style-name="ro1">
          <table:table-cell table:number-columns-repeated="4"/>
          <table:table-cell table:style-name="ce35" office:value-type="string" calcext:value-type="string">
            <text:p>Average Vehicles Per Hour (Triggered)</text:p>
          </table:table-cell>
          <table:table-cell table:style-name="ce12" table:formula="of:=AVERAGE([.$F$88:.$F$99])" office:value-type="float" office:value="99.5" calcext:value-type="float">
            <text:p>99.50</text:p>
          </table:table-cell>
          <table:table-cell table:style-name="ce12" table:formula="of:=100*(STDEV([.$F$88:.$F$99])/[.F83])" office:value-type="float" office:value="22.1872501724306" calcext:value-type="float">
            <text:p>22.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Manual Count 10 mins Sample)</text:p>
          </table:table-cell>
          <table:table-cell table:style-name="ce20" office:value-type="string" calcext:value-type="string">
            <text:p>Measured with Trigger (10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4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table:formula="of:=[.C12]+[.C11]" office:value-type="float" office:value="52" calcext:value-type="float">
            <text:p>52</text:p>
          </table:table-cell>
          <table:table-cell table:formula="of:=[.D12]+[.D11]" office:value-type="float" office:value="21" calcext:value-type="float">
            <text:p>21</text:p>
          </table:table-cell>
          <table:table-cell table:style-name="ce36" table:formula="of:=([.C88]*6)" office:value-type="float" office:value="312" calcext:value-type="float">
            <text:p>312.0</text:p>
          </table:table-cell>
          <table:table-cell table:style-name="ce36" table:formula="of:=([.D88]*6)" office:value-type="float" office:value="126" calcext:value-type="float">
            <text:p>126.0</text:p>
          </table:table-cell>
          <table:table-cell table:style-name="ce8" table:formula="of:=[.E88]/[.F88]" office:value-type="float" office:value="2.47619047619048" calcext:value-type="float">
            <text:p>2.48</text:p>
          </table:table-cell>
          <table:table-cell/>
        </table:table-row>
        <table:table-row table:style-name="ro1">
          <table:table-cell table:number-columns-repeated="2"/>
          <table:table-cell table:formula="of:=[.C14]+[.C13]" office:value-type="float" office:value="63" calcext:value-type="float">
            <text:p>63</text:p>
          </table:table-cell>
          <table:table-cell table:formula="of:=[.D14]+[.D13]" office:value-type="float" office:value="22" calcext:value-type="float">
            <text:p>22</text:p>
          </table:table-cell>
          <table:table-cell table:style-name="ce36" table:formula="of:=([.C89]*6)" office:value-type="float" office:value="378" calcext:value-type="float">
            <text:p>378.0</text:p>
          </table:table-cell>
          <table:table-cell table:style-name="ce36" table:formula="of:=([.D89]*6)" office:value-type="float" office:value="132" calcext:value-type="float">
            <text:p>132.0</text:p>
          </table:table-cell>
          <table:table-cell table:style-name="ce8" table:formula="of:=[.E89]/[.F89]" office:value-type="float" office:value="2.86363636363636" calcext:value-type="float">
            <text:p>2.86</text:p>
          </table:table-cell>
          <table:table-cell/>
        </table:table-row>
        <table:table-row table:style-name="ro1">
          <table:table-cell table:number-columns-repeated="2"/>
          <table:table-cell table:formula="of:=[.C16]+[.C15]" office:value-type="float" office:value="64" calcext:value-type="float">
            <text:p>64</text:p>
          </table:table-cell>
          <table:table-cell table:formula="of:=[.D16]+[.D15]" office:value-type="float" office:value="19" calcext:value-type="float">
            <text:p>19</text:p>
          </table:table-cell>
          <table:table-cell table:style-name="ce36" table:formula="of:=([.C90]*6)" office:value-type="float" office:value="384" calcext:value-type="float">
            <text:p>384.0</text:p>
          </table:table-cell>
          <table:table-cell table:style-name="ce36" table:formula="of:=([.D90]*6)" office:value-type="float" office:value="114" calcext:value-type="float">
            <text:p>114.0</text:p>
          </table:table-cell>
          <table:table-cell table:style-name="ce8" table:formula="of:=[.E90]/[.F90]" office:value-type="float" office:value="3.36842105263158" calcext:value-type="float">
            <text:p>3.37</text:p>
          </table:table-cell>
          <table:table-cell/>
        </table:table-row>
        <table:table-row table:style-name="ro1">
          <table:table-cell table:number-columns-repeated="2"/>
          <table:table-cell table:formula="of:=[.C18]+[.C17]" office:value-type="float" office:value="82" calcext:value-type="float">
            <text:p>82</text:p>
          </table:table-cell>
          <table:table-cell table:formula="of:=[.D18]+[.D17]" office:value-type="float" office:value="20" calcext:value-type="float">
            <text:p>20</text:p>
          </table:table-cell>
          <table:table-cell table:style-name="ce36" table:formula="of:=([.C91]*6)" office:value-type="float" office:value="492" calcext:value-type="float">
            <text:p>492.0</text:p>
          </table:table-cell>
          <table:table-cell table:style-name="ce36" table:formula="of:=([.D91]*6)" office:value-type="float" office:value="120" calcext:value-type="float">
            <text:p>120.0</text:p>
          </table:table-cell>
          <table:table-cell table:style-name="ce8" table:formula="of:=[.E91]/[.F91]" office:value-type="float" office:value="4.1" calcext:value-type="float">
            <text:p>4.10</text:p>
          </table:table-cell>
          <table:table-cell/>
        </table:table-row>
        <table:table-row table:style-name="ro1">
          <table:table-cell table:number-columns-repeated="2"/>
          <table:table-cell table:formula="of:=[.C20]+[.C19]" office:value-type="float" office:value="75" calcext:value-type="float">
            <text:p>75</text:p>
          </table:table-cell>
          <table:table-cell table:formula="of:=[.D20]+[.D19]" office:value-type="float" office:value="19" calcext:value-type="float">
            <text:p>19</text:p>
          </table:table-cell>
          <table:table-cell table:style-name="ce36" table:formula="of:=([.C92]*6)" office:value-type="float" office:value="450" calcext:value-type="float">
            <text:p>450.0</text:p>
          </table:table-cell>
          <table:table-cell table:style-name="ce36" table:formula="of:=([.D92]*6)" office:value-type="float" office:value="114" calcext:value-type="float">
            <text:p>114.0</text:p>
          </table:table-cell>
          <table:table-cell table:style-name="ce8" table:formula="of:=[.E92]/[.F92]" office:value-type="float" office:value="3.94736842105263" calcext:value-type="float">
            <text:p>3.95</text:p>
          </table:table-cell>
          <table:table-cell/>
        </table:table-row>
        <table:table-row table:style-name="ro1">
          <table:table-cell table:number-columns-repeated="2"/>
          <table:table-cell table:formula="of:=[.C22]+[.C21]" office:value-type="float" office:value="77" calcext:value-type="float">
            <text:p>77</text:p>
          </table:table-cell>
          <table:table-cell table:formula="of:=[.D22]+[.D21]" office:value-type="float" office:value="15" calcext:value-type="float">
            <text:p>15</text:p>
          </table:table-cell>
          <table:table-cell table:style-name="ce36" table:formula="of:=([.C93]*6)" office:value-type="float" office:value="462" calcext:value-type="float">
            <text:p>462.0</text:p>
          </table:table-cell>
          <table:table-cell table:style-name="ce36" table:formula="of:=([.D93]*6)" office:value-type="float" office:value="90" calcext:value-type="float">
            <text:p>90.0</text:p>
          </table:table-cell>
          <table:table-cell table:style-name="ce8" table:formula="of:=[.E93]/[.F93]" office:value-type="float" office:value="5.13333333333333" calcext:value-type="float">
            <text:p>5.13</text:p>
          </table:table-cell>
          <table:table-cell/>
        </table:table-row>
        <table:table-row table:style-name="ro1">
          <table:table-cell table:number-columns-repeated="2"/>
          <table:table-cell table:formula="of:=[.C24]+[.C23]" office:value-type="float" office:value="72" calcext:value-type="float">
            <text:p>72</text:p>
          </table:table-cell>
          <table:table-cell table:formula="of:=[.D24]+[.D23]" office:value-type="float" office:value="12" calcext:value-type="float">
            <text:p>12</text:p>
          </table:table-cell>
          <table:table-cell table:style-name="ce36" table:formula="of:=([.C94]*6)" office:value-type="float" office:value="432" calcext:value-type="float">
            <text:p>432.0</text:p>
          </table:table-cell>
          <table:table-cell table:style-name="ce36" table:formula="of:=([.D94]*6)" office:value-type="float" office:value="72" calcext:value-type="float">
            <text:p>72.0</text:p>
          </table:table-cell>
          <table:table-cell table:style-name="ce8" table:formula="of:=[.E94]/[.F9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formula="of:=[.C26]+[.C25]" office:value-type="float" office:value="71" calcext:value-type="float">
            <text:p>71</text:p>
          </table:table-cell>
          <table:table-cell table:formula="of:=[.D26]+[.D25]" office:value-type="float" office:value="14" calcext:value-type="float">
            <text:p>14</text:p>
          </table:table-cell>
          <table:table-cell table:style-name="ce36" table:formula="of:=([.C95]*6)" office:value-type="float" office:value="426" calcext:value-type="float">
            <text:p>426.0</text:p>
          </table:table-cell>
          <table:table-cell table:style-name="ce36" table:formula="of:=([.D95]*6)" office:value-type="float" office:value="84" calcext:value-type="float">
            <text:p>84.0</text:p>
          </table:table-cell>
          <table:table-cell table:style-name="ce8" table:formula="of:=[.E95]/[.F95]" office:value-type="float" office:value="5.07142857142857" calcext:value-type="float">
            <text:p>5.07</text:p>
          </table:table-cell>
          <table:table-cell/>
        </table:table-row>
        <table:table-row table:style-name="ro1">
          <table:table-cell table:number-columns-repeated="2"/>
          <table:table-cell table:formula="of:=[.C28]+[.C27]" office:value-type="float" office:value="54" calcext:value-type="float">
            <text:p>54</text:p>
          </table:table-cell>
          <table:table-cell table:formula="of:=[.D28]+[.D27]" office:value-type="float" office:value="11" calcext:value-type="float">
            <text:p>11</text:p>
          </table:table-cell>
          <table:table-cell table:style-name="ce36" table:formula="of:=([.C96]*6)" office:value-type="float" office:value="324" calcext:value-type="float">
            <text:p>324.0</text:p>
          </table:table-cell>
          <table:table-cell table:style-name="ce36" table:formula="of:=([.D96]*6)" office:value-type="float" office:value="66" calcext:value-type="float">
            <text:p>66.0</text:p>
          </table:table-cell>
          <table:table-cell table:style-name="ce8" table:formula="of:=[.E96]/[.F96]" office:value-type="float" office:value="4.90909090909091" calcext:value-type="float">
            <text:p>4.91</text:p>
          </table:table-cell>
          <table:table-cell/>
        </table:table-row>
        <table:table-row table:style-name="ro1">
          <table:table-cell table:number-columns-repeated="2"/>
          <table:table-cell table:formula="of:=[.C30]+[.C29]" office:value-type="float" office:value="67" calcext:value-type="float">
            <text:p>67</text:p>
          </table:table-cell>
          <table:table-cell table:formula="of:=[.D30]+[.D29]" office:value-type="float" office:value="14" calcext:value-type="float">
            <text:p>14</text:p>
          </table:table-cell>
          <table:table-cell table:style-name="ce36" table:formula="of:=([.C97]*6)" office:value-type="float" office:value="402" calcext:value-type="float">
            <text:p>402.0</text:p>
          </table:table-cell>
          <table:table-cell table:style-name="ce36" table:formula="of:=([.D97]*6)" office:value-type="float" office:value="84" calcext:value-type="float">
            <text:p>84.0</text:p>
          </table:table-cell>
          <table:table-cell table:style-name="ce8" table:formula="of:=[.E97]/[.F97]" office:value-type="float" office:value="4.7857142857142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table:formula="of:=[.C32]+[.C31]" office:value-type="float" office:value="73" calcext:value-type="float">
            <text:p>73</text:p>
          </table:table-cell>
          <table:table-cell table:formula="of:=[.D32]+[.D31]" office:value-type="float" office:value="14" calcext:value-type="float">
            <text:p>14</text:p>
          </table:table-cell>
          <table:table-cell table:style-name="ce36" table:formula="of:=([.C98]*6)" office:value-type="float" office:value="438" calcext:value-type="float">
            <text:p>438.0</text:p>
          </table:table-cell>
          <table:table-cell table:style-name="ce36" table:formula="of:=([.D98]*6)" office:value-type="float" office:value="84" calcext:value-type="float">
            <text:p>84.0</text:p>
          </table:table-cell>
          <table:table-cell table:style-name="ce8" table:formula="of:=[.E98]/[.F98]" office:value-type="float" office:value="5.21428571428571" calcext:value-type="float">
            <text:p>5.21</text:p>
          </table:table-cell>
          <table:table-cell/>
        </table:table-row>
        <table:table-row table:style-name="ro1">
          <table:table-cell table:number-columns-repeated="2"/>
          <table:table-cell table:formula="of:=[.C33]+[.C33]" office:value-type="float" office:value="48" calcext:value-type="float">
            <text:p>48</text:p>
          </table:table-cell>
          <table:table-cell table:formula="of:=[.D33]+[.D33]" office:value-type="float" office:value="18" calcext:value-type="float">
            <text:p>18</text:p>
          </table:table-cell>
          <table:table-cell table:style-name="ce36" table:formula="of:=([.C99]*6)" office:value-type="float" office:value="288" calcext:value-type="float">
            <text:p>288.0</text:p>
          </table:table-cell>
          <table:table-cell table:style-name="ce36" table:formula="of:=([.D99]*6)" office:value-type="float" office:value="108" calcext:value-type="float">
            <text:p>108.0</text:p>
          </table:table-cell>
          <table:table-cell table:style-name="ce8" table:formula="of:=[.E99]/[.F99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ce33"/>
          <table:table-cell/>
          <table:table-cell table:style-name="ce36"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33"/>
          <table:table-cell/>
          <table:table-cell table:style-name="ce36" table:number-columns-repeated="2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7:58:44.720819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20T18:10:37.637009810</dc:date>
    <meta:editing-duration>P2DT18H12M18S</meta:editing-duration>
    <meta:editing-cycles>74</meta:editing-cycles>
    <meta:generator>LibreOffice/5.0.5.2$Linux_X86_64 LibreOffice_project/00m0$Build-2</meta:generator>
    <meta:document-statistic meta:table-count="5" meta:cell-count="1248" meta:object-count="10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2cm" chart:style-name="ch2">
          <text:p>Traffic Survey - Manual calibration  - Sampled Data - November 2013</text:p>
        </chart:title>
        <chart:subtitle svg:x="13.18cm" svg:y="1.937cm" chart:style-name="ch3">
          <text:p>12 x 10 minute Calibration Data, shown as Per Hour</text:p>
        </chart:subtitle>
        <chart:legend svg:x="15.971cm" svg:y="2.972cm" style:legend-expansion="custom" chartooo:width="6.997cm" chartooo:height="1.12cm" style:legend-expansion-aspect-ratio="6.24732142857143" chart:style-name="ch4"/>
        <chart:plot-area chart:style-name="ch5" table:cell-range-address="'Manual Count &amp; Calibration'.E87:'Manual Count &amp; Calibration'.F99" chart:data-source-has-labels="row" svg:x="1.042cm" svg:y="1.535cm" svg:width="32.794cm" svg:height="15.953cm">
          <chartooo:coordinate-region svg:x="2.198cm" svg:y="1.741cm" svg:width="31.638cm" svg:height="15.088cm"/>
          <chart:axis chart:dimension="x" chart:name="primary-x" chart:style-name="ch6">
            <chart:title svg:x="16.053cm" svg:y="17.868cm" chart:style-name="ch7">
              <text:p>10 minute samples</text:p>
            </chart:title>
          </chart:axis>
          <chart:axis chart:dimension="y" chart:name="primary-y" chart:style-name="ch8">
            <chart:title svg:x="0cm" svg:y="11.013cm" chart:style-name="ch9">
              <text:p>Traffic Flow per hour</text:p>
            </chart:title>
            <chart:grid chart:style-name="ch10" chart:class="major"/>
          </chart:axis>
          <chart:series chart:style-name="ch11" chart:values-cell-range-address="'Manual Count &amp; Calibration'.E88:'Manual Count &amp; Calibration'.E99" chart:label-cell-address="'Manual Count &amp; Calibration'.E87:'Manual Count &amp; Calibration'.E87" chart:class="chart:bar">
            <chart:data-point chart:repeated="12"/>
          </chart:series>
          <chart:series chart:style-name="ch12" chart:values-cell-range-address="'Manual Count &amp; Calibration'.F88:'Manual Count &amp; Calibration'.F99" chart:label-cell-address="'Manual Count &amp; Calibration'.F87:'Manual Count &amp; Calibration'.F8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87:'Manual Count &amp; Calibration'.E87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87:'Manual Count &amp; Calibration'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'Manual Count &amp; Calibration'.E88:'Manual Count &amp; Calibration'.E99</svg:desc>
                </draw:g>
              </table:table-cell>
              <table:table-cell office:value-type="float" office:value="126">
                <text:p>126</text:p>
                <draw:g>
                  <svg:desc>'Manual Count &amp; Calibration'.F88:'Manual Count &amp; Calibration'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2">
                <text:p>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">
                <text:p>4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">
                <text:p>3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2cm" svg:y="0.439cm" chart:style-name="ch2">
          <text:p>Open Traffic Survey - Time :  Date - Speed of vehicles</text:p>
        </chart:title>
        <chart:subtitle svg:x="4.8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7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8cm" svg:y="0.483cm" chart:style-name="ch2">
          <text:p>19th May 2015 Hudds Rd - Speed of vehicles using more accurate speed calculations - with estimated error range</text:p>
        </chart:title>
        <chart:subtitle svg:x="11.973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8cm" chart:style-name="ch2">
          <text:p>Traffic Survey - Manual calibration  - Sampled Data - November 2013</text:p>
        </chart:title>
        <chart:subtitle svg:x="13.18cm" svg:y="1.937cm" chart:style-name="ch3">
          <text:p>23 x 5 min Calibration Data, shown as Per Hour</text:p>
        </chart:subtitle>
        <chart:legend svg:x="16.203cm" svg:y="3.513cm" style:legend-expansion="custom" chartooo:width="6.997cm" chartooo:height="1.12cm" style:legend-expansion-aspect-ratio="6.24732142857143" chart:style-name="ch4"/>
        <chart:plot-area chart:style-name="ch5" table:cell-range-address="'Manual Count &amp; Calibration'.E10:'Manual Count &amp; Calibration'.F33" chart:data-source-has-labels="row" svg:x="1.042cm" svg:y="1.536cm" svg:width="32.794cm" svg:height="15.952cm">
          <chartooo:coordinate-region svg:x="2.198cm" svg:y="1.741cm" svg:width="31.638cm" svg:height="15.088cm"/>
          <chart:axis chart:dimension="x" chart:name="primary-x" chart:style-name="ch6">
            <chart:title svg:x="16.141cm" svg:y="17.868cm" chart:style-name="ch7">
              <text:p>5 minute samples</text:p>
            </chart:title>
          </chart:axis>
          <chart:axis chart:dimension="y" chart:name="primary-y" chart:style-name="ch8">
            <chart:title svg:x="0cm" svg:y="10.372cm" chart:style-name="ch9">
              <text:p>Traffic Flow</text:p>
            </chart:title>
            <chart:grid chart:style-name="ch10" chart:class="major"/>
          </chart:axis>
          <chart:series chart:style-name="ch11" chart:values-cell-range-address="'Manual Count &amp; Calibration'.E11:'Manual Count &amp; Calibration'.E33" chart:label-cell-address="'Manual Count &amp; Calibration'.E10:'Manual Count &amp; Calibration'.E10" chart:class="chart:bar">
            <chart:data-point chart:repeated="23"/>
          </chart:series>
          <chart:series chart:style-name="ch12" chart:values-cell-range-address="'Manual Count &amp; Calibration'.F11:'Manual Count &amp; Calibration'.F33" chart:label-cell-address="'Manual Count &amp; Calibration'.F10:'Manual Count &amp; Calibration'.F10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10:'Manual Count &amp; Calibration'.E10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10:'Manual Count &amp; Calibration'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  <draw:g>
                  <svg:desc>'Manual Count &amp; Calibration'.E11:'Manual Count &amp; Calibration'.E33</svg:desc>
                </draw:g>
              </table:table-cell>
              <table:table-cell office:value-type="float" office:value="156">
                <text:p>156</text:p>
                <draw:g>
                  <svg:desc>'Manual Count &amp; Calibration'.F11:'Manual Count &amp; Calibration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